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542in" style:rel-column-width="13259*"/>
    </style:style>
    <style:style style:name="Table1.B" style:family="table-column">
      <style:table-column-properties style:column-width="5.3389in" style:rel-column-width="5227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542in" style:rel-column-width="13259*"/>
    </style:style>
    <style:style style:name="Table2.B" style:family="table-column">
      <style:table-column-properties style:column-width="5.3389in" style:rel-column-width="5227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201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542in" style:rel-column-width="13259*"/>
    </style:style>
    <style:style style:name="Table3.B" style:family="table-column">
      <style:table-column-properties style:column-width="5.3389in" style:rel-column-width="5227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2014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542in" style:rel-column-width="13259*"/>
    </style:style>
    <style:style style:name="Table4.B" style:family="table-column">
      <style:table-column-properties style:column-width="5.3389in" style:rel-column-width="5227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6" style:family="table-row">
      <style:table-row-properties style:min-row-height="0.2014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542in" style:rel-column-width="13259*"/>
    </style:style>
    <style:style style:name="Table5.B" style:family="table-column">
      <style:table-column-properties style:column-width="5.3389in" style:rel-column-width="5227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6" style:family="table-row">
      <style:table-row-properties style:min-row-height="0.2014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542in" style:rel-column-width="13259*"/>
    </style:style>
    <style:style style:name="Table6.B" style:family="table-column">
      <style:table-column-properties style:column-width="5.3389in" style:rel-column-width="5227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.6" style:family="table-row">
      <style:table-row-properties style:min-row-height="0.2014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3542in" style:rel-column-width="13259*"/>
    </style:style>
    <style:style style:name="Table7.B" style:family="table-column">
      <style:table-column-properties style:column-width="5.3389in" style:rel-column-width="52276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a467"/>
    </style:style>
    <style:style style:name="P2" style:family="paragraph" style:parent-style-name="Table_20_Contents">
      <style:text-properties fo:font-size="10pt" officeooo:rsid="0005a467" officeooo:paragraph-rsid="0005a467" style:font-size-asian="10pt" style:font-size-complex="10pt"/>
    </style:style>
    <style:style style:name="P3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5a467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/>
      <style:text-properties fo:font-size="10pt" officeooo:paragraph-rsid="0005a467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/>
      <style:text-properties fo:font-size="10pt" style:font-size-asian="10pt" style:font-size-complex="10pt"/>
    </style:style>
    <style:style style:name="P6" style:family="paragraph" style:parent-style-name="Standard">
      <style:text-properties officeooo:rsid="0005a467" officeooo:paragraph-rsid="00076b2a"/>
    </style:style>
    <style:style style:name="P7" style:family="paragraph" style:parent-style-name="Standard">
      <style:text-properties officeooo:paragraph-rsid="00076b2a"/>
    </style:style>
    <style:style style:name="P8" style:family="paragraph" style:parent-style-name="Standard">
      <style:text-properties officeooo:paragraph-rsid="00080370"/>
    </style:style>
    <style:style style:name="P9" style:family="paragraph" style:parent-style-name="Standard">
      <style:paragraph-properties fo:break-before="page"/>
      <style:text-properties officeooo:paragraph-rsid="00080370"/>
    </style:style>
    <style:style style:name="P10" style:family="paragraph" style:parent-style-name="Standard">
      <style:text-properties officeooo:rsid="00080370" officeooo:paragraph-rsid="00080370"/>
    </style:style>
    <style:style style:name="P11" style:family="paragraph" style:parent-style-name="Standard">
      <style:paragraph-properties fo:margin-top="0.0398in" fo:margin-bottom="0.0398in" style:contextual-spacing="false"/>
      <style:text-properties fo:font-size="10pt" officeooo:paragraph-rsid="0009972c" style:font-size-asian="10pt" style:font-size-complex="10pt"/>
    </style:style>
    <style:style style:name="P12" style:family="paragraph" style:parent-style-name="Table_20_Contents">
      <style:paragraph-properties fo:margin-top="0.0398in" fo:margin-bottom="0.0398in" style:contextual-spacing="false"/>
      <style:text-properties fo:font-size="10pt" officeooo:paragraph-rsid="0009972c" style:font-size-asian="10pt" style:font-size-complex="10pt"/>
    </style:style>
    <style:style style:name="P13" style:family="paragraph" style:parent-style-name="Standard">
      <style:text-properties officeooo:paragraph-rsid="0009972c"/>
    </style:style>
    <style:style style:name="P14" style:family="paragraph" style:parent-style-name="Table_20_Contents">
      <style:text-properties fo:font-size="10pt" officeooo:rsid="0005a467" officeooo:paragraph-rsid="00076b2a" style:font-size-asian="10pt" style:font-size-complex="10pt"/>
    </style:style>
    <style:style style:name="P15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76b2a" style:font-size-asian="10pt" style:font-size-complex="10pt"/>
    </style:style>
    <style:style style:name="P16" style:family="paragraph" style:parent-style-name="Table_20_Contents">
      <style:text-properties fo:font-size="10pt" officeooo:rsid="0005a467" officeooo:paragraph-rsid="00080370" style:font-size-asian="10pt" style:font-size-complex="10pt"/>
    </style:style>
    <style:style style:name="P17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80370" style:font-size-asian="10pt" style:font-size-complex="10pt"/>
    </style:style>
    <style:style style:name="P18" style:family="paragraph" style:parent-style-name="Table_20_Contents">
      <style:text-properties fo:font-size="10pt" officeooo:rsid="0005a467" officeooo:paragraph-rsid="0009972c" style:font-size-asian="10pt" style:font-size-complex="10pt"/>
    </style:style>
    <style:style style:name="P19" style:family="paragraph" style:parent-style-name="Table_20_Contents">
      <style:text-properties fo:font-size="10pt" officeooo:rsid="00076b2a" officeooo:paragraph-rsid="00076b2a" style:font-size-asian="10pt" style:font-size-complex="10pt"/>
    </style:style>
    <style:style style:name="P20" style:family="paragraph" style:parent-style-name="Table_20_Contents">
      <style:paragraph-properties fo:margin-top="0.0398in" fo:margin-bottom="0.0398in" style:contextual-spacing="false"/>
      <style:text-properties fo:font-size="10pt" officeooo:rsid="00076b2a" officeooo:paragraph-rsid="00076b2a" style:font-size-asian="10pt" style:font-size-complex="10pt"/>
    </style:style>
    <style:style style:name="P21" style:family="paragraph" style:parent-style-name="Table_20_Contents">
      <style:paragraph-properties fo:margin-top="0.0398in" fo:margin-bottom="0.0398in" style:contextual-spacing="false"/>
      <style:text-properties fo:font-size="10pt" officeooo:rsid="00076b2a" officeooo:paragraph-rsid="00080370" style:font-size-asian="10pt" style:font-size-complex="10pt"/>
    </style:style>
    <style:style style:name="P22" style:family="paragraph" style:parent-style-name="Table_20_Contents">
      <style:text-properties fo:font-size="10pt" officeooo:rsid="00080370" officeooo:paragraph-rsid="00080370" style:font-size-asian="10pt" style:font-size-complex="10pt"/>
    </style:style>
    <style:style style:name="P23" style:family="paragraph" style:parent-style-name="Table_20_Contents">
      <style:paragraph-properties fo:margin-top="0.0398in" fo:margin-bottom="0.0398in" style:contextual-spacing="false"/>
      <style:text-properties fo:font-size="10pt" officeooo:rsid="00080370" officeooo:paragraph-rsid="00080370" style:font-size-asian="10pt" style:font-size-complex="10pt"/>
    </style:style>
    <style:style style:name="P24" style:family="paragraph" style:parent-style-name="Table_20_Contents">
      <style:text-properties fo:font-size="10pt" officeooo:rsid="0009972c" officeooo:paragraph-rsid="0009972c" style:font-size-asian="10pt" style:font-size-complex="10pt"/>
    </style:style>
    <style:style style:name="T1" style:family="text">
      <style:text-properties officeooo:rsid="0005a4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467" style:font-weight-asian="bold" style:font-weight-complex="bold"/>
    </style:style>
    <style:style style:name="T4" style:family="text">
      <style:text-properties fo:font-weight="bold" officeooo:rsid="00076b2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76b2a"/>
    </style:style>
    <style:style style:name="T7" style:family="text">
      <style:text-properties officeooo:rsid="00080370"/>
    </style:style>
    <style:style style:name="T8" style:family="text">
      <style:text-properties officeooo:rsid="000997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zwa</text:p>
          </table:table-cell>
          <table:table-cell table:style-name="Table1.B1" office:value-type="string">
            <text:p text:style-name="P2">Wpuść gościa</text:p>
          </table:table-cell>
        </table:table-row>
        <table:table-row>
          <table:table-cell table:style-name="Table1.A2" office:value-type="string">
            <text:p text:style-name="P2">Numer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Aktorzy</text:p>
          </table:table-cell>
          <table:table-cell table:style-name="Table1.B2" office:value-type="string">
            <text:p text:style-name="P2">Gość, kasjer</text:p>
          </table:table-cell>
        </table:table-row>
        <table:table-row>
          <table:table-cell table:style-name="Table1.A2" office:value-type="string">
            <text:p text:style-name="P2">Krótki opis</text:p>
          </table:table-cell>
          <table:table-cell table:style-name="Table1.B2" office:value-type="string">
            <text:p text:style-name="P2">Gość zostaje wpuszczony do parku</text:p>
          </table:table-cell>
        </table:table-row>
        <table:table-row>
          <table:table-cell table:style-name="Table1.A2" office:value-type="string">
            <text:p text:style-name="P2">Warunki wstępne</text:p>
          </table:table-cell>
          <table:table-cell table:style-name="Table1.B2" office:value-type="string">
            <text:p text:style-name="P2">Jest dostępny paseczek z połączonym kontem</text:p>
          </table:table-cell>
        </table:table-row>
        <table:table-row>
          <table:table-cell table:style-name="Table1.A2" office:value-type="string">
            <text:p text:style-name="P2">Warunki końcowe</text:p>
          </table:table-cell>
          <table:table-cell table:style-name="Table1.B2" office:value-type="string">
            <text:p text:style-name="P2">Gość dostaje opaskę i jest wpuszczony do parku</text:p>
          </table:table-cell>
        </table:table-row>
        <table:table-row>
          <table:table-cell table:style-name="Table1.A2" office:value-type="string">
            <text:p text:style-name="P2">Głowny przepływ zdarzeń</text:p>
          </table:table-cell>
          <table:table-cell table:style-name="Table1.B2" office:value-type="string">
            <text:p text:style-name="P3">1. <text:span text:style-name="T2">Gośc</text:span> precyzuje typ biletu</text:p>
            <text:p text:style-name="P3">2. <text:span text:style-name="T2">Gość</text:span> płaci</text:p>
            <text:p text:style-name="P3">3. <text:span text:style-name="T2">Kasjer</text:span> doładowuje paseczek</text:p>
            <text:p text:style-name="P3">4. <text:span text:style-name="T2">Kasjer</text:span> wpuszcza gościa do parku</text:p>
          </table:table-cell>
        </table:table-row>
        <table:table-row>
          <table:table-cell table:style-name="Table1.A2" office:value-type="string">
            <text:p text:style-name="P2">Alternatywne przepływy danych</text:p>
          </table:table-cell>
          <table:table-cell table:style-name="Table1.B2" office:value-type="string">
            <text:p text:style-name="P5">2<text:span text:style-name="T1">.</text:span>a <text:span text:style-name="T3">System</text:span><text:span text:style-name="T1"> pokazuje komunikat, że </text:span>zapłata nie<text:span text:style-name="T1"> doszła do skutku</text:span></text:p>
            <text:p text:style-name="P3">2.b<text:span text:style-name="T2"> Gość </text:span>sprecyzował rezerwację, <text:span text:style-name="T2">kasjer</text:span> sprawdza czy istnieje w systemie</text:p>
            <text:p text:style-name="P3"><text:s text:c="2"/>2.b.i <text:span text:style-name="T2">System</text:span><text:span text:style-name="T5"> pokazuje komunikat, że rezerwacja nie istnieje</text:span></text:p>
            <text:p text:style-name="P4"><text:span text:style-name="T1">3.</text:span>a <text:span text:style-name="T3">Kasjer</text:span><text:span text:style-name="T1"> doładowywuje paseczek o daną ilość żetonów</text:span></text:p>
            <text:p text:style-name="P4"><text:span text:style-name="T1">3.</text:span>b <text:span text:style-name="T3">Kasjer</text:span><text:span text:style-name="T1"> zaznacza paseczek jako czasowy</text:span></text:p>
          </table:table-cell>
        </table:table-row>
        <table:table-row>
          <table:table-cell table:style-name="Table1.A2" office:value-type="string">
            <text:p text:style-name="P2">Specjalne wymagania</text:p>
          </table:table-cell>
          <table:table-cell table:style-name="Table1.B2" office:value-type="string">
            <text:p text:style-name="P2">Brak</text:p>
          </table:table-cell>
        </table:table-row>
        <table:table-row>
          <table:table-cell table:style-name="Table1.A2" office:value-type="string">
            <text:p text:style-name="P2">Notatki</text:p>
          </table:table-cell>
          <table:table-cell table:style-name="Table1.B2" office:value-type="string">
            <text:p text:style-name="P2">Brak</text:p>
          </table:table-cell>
        </table:table-row>
      </table:table>
      <text:p text:style-name="P1"/>
      <text:p text:style-name="P7"/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">Nazwa</text:p>
          </table:table-cell>
          <table:table-cell table:style-name="Table7.B1" office:value-type="string">
            <text:p text:style-name="P24">Zamów jedzenie</text:p>
          </table:table-cell>
        </table:table-row>
        <table:table-row>
          <table:table-cell table:style-name="Table7.A2" office:value-type="string">
            <text:p text:style-name="P18">Numer</text:p>
          </table:table-cell>
          <table:table-cell table:style-name="Table7.B2" office:value-type="string">
            <text:p text:style-name="P24">2</text:p>
          </table:table-cell>
        </table:table-row>
        <table:table-row>
          <table:table-cell table:style-name="Table7.A2" office:value-type="string">
            <text:p text:style-name="P18">Aktorzy</text:p>
          </table:table-cell>
          <table:table-cell table:style-name="Table7.B2" office:value-type="string">
            <text:p text:style-name="P18">Gość, kasjer<text:span text:style-name="T8">, kucharz</text:span></text:p>
          </table:table-cell>
        </table:table-row>
        <table:table-row>
          <table:table-cell table:style-name="Table7.A2" office:value-type="string">
            <text:p text:style-name="P18">Krótki opis</text:p>
          </table:table-cell>
          <table:table-cell table:style-name="Table7.B2" office:value-type="string">
            <text:p text:style-name="P18">Gość <text:span text:style-name="T8">zamawia jedzenie</text:span></text:p>
          </table:table-cell>
        </table:table-row>
        <table:table-row>
          <table:table-cell table:style-name="Table7.A2" office:value-type="string">
            <text:p text:style-name="P18">Warunki wstępne</text:p>
          </table:table-cell>
          <table:table-cell table:style-name="Table7.B2" office:value-type="string">
            <text:p text:style-name="P24">Brak</text:p>
          </table:table-cell>
        </table:table-row>
        <table:table-row>
          <table:table-cell table:style-name="Table7.A2" office:value-type="string">
            <text:p text:style-name="P18">Warunki końcowe</text:p>
          </table:table-cell>
          <table:table-cell table:style-name="Table7.B2" office:value-type="string">
            <text:p text:style-name="P18">Gość <text:span text:style-name="T8">otrzymuje swoje zamówienie</text:span></text:p>
          </table:table-cell>
        </table:table-row>
        <table:table-row>
          <table:table-cell table:style-name="Table7.A2" office:value-type="string">
            <text:p text:style-name="P18">Głowny przepływ zdarzeń</text:p>
          </table:table-cell>
          <table:table-cell table:style-name="Table7.B2" office:value-type="string">
            <text:p text:style-name="P11">1. <text:span text:style-name="T2">Klient</text:span> podaje zamówienie kasjerowi</text:p>
            <text:p text:style-name="P11">2. <text:span text:style-name="T2">Kasjer</text:span> dodaje dania do zamówienia </text:p>
            <text:p text:style-name="P11">3. <text:span text:style-name="T2">Klient</text:span> dokonuje zapłaty</text:p>
            <text:p text:style-name="P11">4. <text:span text:style-name="T2">System</text:span> zapisuje zamówienie</text:p>
            <text:p text:style-name="P11">5. <text:span text:style-name="T2">Klient</text:span> odbiera swoje zamówienie</text:p>
            <text:p text:style-name="P11">6. <text:span text:style-name="T2">Kucharz</text:span> zaznacza zamówienie jako skończone</text:p>
          </table:table-cell>
        </table:table-row>
        <table:table-row>
          <table:table-cell table:style-name="Table7.A2" office:value-type="string">
            <text:p text:style-name="P18">Alternatywne przepływy danych</text:p>
          </table:table-cell>
          <table:table-cell table:style-name="Table7.B2" office:value-type="string">
            <text:p text:style-name="P11">2a. <text:span text:style-name="T2">System</text:span> daje informację, że danie nie istnieje w menu</text:p>
            <text:p text:style-name="P11">3a. <text:span text:style-name="T2">System</text:span> pokazuje komunikat, że zapłata nie doszła do skutku</text:p>
            <text:p text:style-name="P11">5a. <text:span text:style-name="T2">Klient</text:span> nie odbiera swojego zamówienia</text:p>
            <text:p text:style-name="P11">6a. <text:span text:style-name="T2">Kucharz</text:span> zaznacza zamówienie jako nieodebrane</text:p>
          </table:table-cell>
        </table:table-row>
        <table:table-row>
          <table:table-cell table:style-name="Table7.A2" office:value-type="string">
            <text:p text:style-name="P18">Specjalne wymagania</text:p>
          </table:table-cell>
          <table:table-cell table:style-name="Table7.B2" office:value-type="string">
            <text:p text:style-name="P18">Brak</text:p>
          </table:table-cell>
        </table:table-row>
        <table:table-row>
          <table:table-cell table:style-name="Table7.A2" office:value-type="string">
            <text:p text:style-name="P18">Notatki</text:p>
          </table:table-cell>
          <table:table-cell table:style-name="Table7.B2" office:value-type="string">
            <text:p text:style-name="P18">Brak</text:p>
          </table:table-cell>
        </table:table-row>
      </table:table>
      <text:p text:style-name="P13"/>
      <text:p text:style-name="P13"/>
      <text:p text:style-name="P7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Nazwa</text:p>
          </table:table-cell>
          <table:table-cell table:style-name="Table2.B1" office:value-type="string">
            <text:p text:style-name="P19">Wypłacenie pensji</text:p>
          </table:table-cell>
        </table:table-row>
        <table:table-row>
          <table:table-cell table:style-name="Table2.A2" office:value-type="string">
            <text:p text:style-name="P14">Numer</text:p>
          </table:table-cell>
          <table:table-cell table:style-name="Table2.B2" office:value-type="string">
            <text:p text:style-name="P19">3</text:p>
          </table:table-cell>
        </table:table-row>
        <table:table-row>
          <table:table-cell table:style-name="Table2.A2" office:value-type="string">
            <text:p text:style-name="P14">Aktorzy</text:p>
          </table:table-cell>
          <table:table-cell table:style-name="Table2.B2" office:value-type="string">
            <text:p text:style-name="P19">Księgowy, bank, pracownik</text:p>
          </table:table-cell>
        </table:table-row>
        <table:table-row>
          <table:table-cell table:style-name="Table2.A2" office:value-type="string">
            <text:p text:style-name="P14">Krótki opis</text:p>
          </table:table-cell>
          <table:table-cell table:style-name="Table2.B2" office:value-type="string">
            <text:p text:style-name="P19">Ksiągowy rozpoczyna wypłatę pensji</text:p>
          </table:table-cell>
        </table:table-row>
        <table:table-row>
          <table:table-cell table:style-name="Table2.A2" office:value-type="string">
            <text:p text:style-name="P14">Warunki wstępne</text:p>
          </table:table-cell>
          <table:table-cell table:style-name="Table2.B2" office:value-type="string">
            <text:p text:style-name="P19">Konta pracowników mają podłączone konta bankowe</text:p>
          </table:table-cell>
        </table:table-row>
        <table:table-row table:style-name="Table2.6">
          <table:table-cell table:style-name="Table2.A2" office:value-type="string">
            <text:p text:style-name="P14">Warunki końcowe</text:p>
          </table:table-cell>
          <table:table-cell table:style-name="Table2.B2" office:value-type="string">
            <text:p text:style-name="P19">Pieniądze zostały wypłacone do kont pracowników</text:p>
          </table:table-cell>
        </table:table-row>
        <table:table-row>
          <table:table-cell table:style-name="Table2.A2" office:value-type="string">
            <text:p text:style-name="P14">Głowny przepływ zdarzeń</text:p>
          </table:table-cell>
          <table:table-cell table:style-name="Table2.B2" office:value-type="string">
            <text:p text:style-name="P20">1. <text:span text:style-name="T2">Księgowy</text:span> wylicza pensje pracowników</text:p>
            <text:p text:style-name="P15"><text:span text:style-name="T6">2</text:span>. <text:span text:style-name="T4">Księgowy</text:span><text:span text:style-name="T6"> rozpoczyna wypłatę</text:span></text:p>
            <text:p text:style-name="P15"><text:span text:style-name="T6">3</text:span>. <text:span text:style-name="T4">Bank</text:span><text:span text:style-name="T6"> wypłaca pieniądze</text:span></text:p>
            <text:p text:style-name="P15"><text:span text:style-name="T6">4</text:span>. <text:span text:style-name="T4">Pracownik</text:span><text:span text:style-name="T6"> dostaje pensje</text:span></text:p>
            <text:p text:style-name="P20">5. <text:span text:style-name="T2">System</text:span> daje informacje, że przelew został pomyślnie wykonany</text:p>
          </table:table-cell>
        </table:table-row>
        <table:table-row>
          <table:table-cell table:style-name="Table2.A2" office:value-type="string">
            <text:p text:style-name="P14">Alternatywne przepływy danych</text:p>
          </table:table-cell>
          <table:table-cell table:style-name="Table2.B2" office:value-type="string">
            <text:p text:style-name="P20">2.a System pokazuje komunikat, że są brakujące informacje</text:p>
            <text:p text:style-name="P20">5.a System daje informacje informace, że przelew był nieudany</text:p>
          </table:table-cell>
        </table:table-row>
        <table:table-row>
          <table:table-cell table:style-name="Table2.A2" office:value-type="string">
            <text:p text:style-name="P14">Specjalne wymagania</text:p>
          </table:table-cell>
          <table:table-cell table:style-name="Table2.B2" office:value-type="string">
            <text:p text:style-name="P14">Brak</text:p>
          </table:table-cell>
        </table:table-row>
        <table:table-row>
          <table:table-cell table:style-name="Table2.A2" office:value-type="string">
            <text:p text:style-name="P14">Notatki</text:p>
          </table:table-cell>
          <table:table-cell table:style-name="Table2.B2" office:value-type="string">
            <text:p text:style-name="P14">Brak</text:p>
          </table:table-cell>
        </table:table-row>
      </table:table>
      <text:p text:style-name="P6"/>
      <text:p text:style-name="P6"/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Nazwa</text:p>
          </table:table-cell>
          <table:table-cell table:style-name="Table3.B1" office:value-type="string">
            <text:p text:style-name="P22">Stwórz harmonogram</text:p>
          </table:table-cell>
        </table:table-row>
        <table:table-row>
          <table:table-cell table:style-name="Table3.A2" office:value-type="string">
            <text:p text:style-name="P16">Numer</text:p>
          </table:table-cell>
          <table:table-cell table:style-name="Table3.B2" office:value-type="string">
            <text:p text:style-name="P22">4</text:p>
          </table:table-cell>
        </table:table-row>
        <table:table-row>
          <table:table-cell table:style-name="Table3.A2" office:value-type="string">
            <text:p text:style-name="P16">Aktorzy</text:p>
          </table:table-cell>
          <table:table-cell table:style-name="Table3.B2" office:value-type="string">
            <text:p text:style-name="P22">Administrator systemu</text:p>
          </table:table-cell>
        </table:table-row>
        <table:table-row>
          <table:table-cell table:style-name="Table3.A2" office:value-type="string">
            <text:p text:style-name="P16">Krótki opis</text:p>
          </table:table-cell>
          <table:table-cell table:style-name="Table3.B2" office:value-type="string">
            <text:p text:style-name="P22">Administrator systemu tworzy harmonogram dla pracowników</text:p>
          </table:table-cell>
        </table:table-row>
        <table:table-row>
          <table:table-cell table:style-name="Table3.A2" office:value-type="string">
            <text:p text:style-name="P16">Warunki wstępne</text:p>
          </table:table-cell>
          <table:table-cell table:style-name="Table3.B2" office:value-type="string">
            <text:p text:style-name="P22">Administrator jest zalogowany na swoje konto w systemie</text:p>
          </table:table-cell>
        </table:table-row>
        <table:table-row table:style-name="Table3.6">
          <table:table-cell table:style-name="Table3.A2" office:value-type="string">
            <text:p text:style-name="P16">Warunki końcowe</text:p>
          </table:table-cell>
          <table:table-cell table:style-name="Table3.B2" office:value-type="string">
            <text:p text:style-name="P22">Harmonogram zostaje stworzony</text:p>
          </table:table-cell>
        </table:table-row>
        <table:table-row>
          <table:table-cell table:style-name="Table3.A2" office:value-type="string">
            <text:p text:style-name="P16">Głowny przepływ zdarzeń</text:p>
          </table:table-cell>
          <table:table-cell table:style-name="Table3.B2" office:value-type="string">
            <text:p text:style-name="P21">1. </text:p>
            <text:p text:style-name="P17"><text:span text:style-name="T6">2</text:span>. </text:p>
            <text:p text:style-name="P17"><text:span text:style-name="T6">3</text:span>. </text:p>
            <text:p text:style-name="P17"><text:span text:style-name="T6">4</text:span>. </text:p>
            <text:p text:style-name="P21">5. </text:p>
          </table:table-cell>
        </table:table-row>
        <table:table-row>
          <table:table-cell table:style-name="Table3.A2" office:value-type="string">
            <text:p text:style-name="P16">Alternatywne przepływy danych</text:p>
          </table:table-cell>
          <table:table-cell table:style-name="Table3.B2" office:value-type="string">
            <text:p text:style-name="P21"/>
            <text:p text:style-name="P21"/>
          </table:table-cell>
        </table:table-row>
        <table:table-row>
          <table:table-cell table:style-name="Table3.A2" office:value-type="string">
            <text:p text:style-name="P16">Specjalne wymagania</text:p>
          </table:table-cell>
          <table:table-cell table:style-name="Table3.B2" office:value-type="string">
            <text:p text:style-name="P16">Brak</text:p>
          </table:table-cell>
        </table:table-row>
        <table:table-row>
          <table:table-cell table:style-name="Table3.A2" office:value-type="string">
            <text:p text:style-name="P16">Notatki</text:p>
          </table:table-cell>
          <table:table-cell table:style-name="Table3.B2" office:value-type="string">
            <text:p text:style-name="P16">Brak</text:p>
          </table:table-cell>
        </table:table-row>
      </table:table>
      <text:p text:style-name="P8"/>
      <text:p text:style-name="P23">zmienić to na zmień harmonogram, a podłączyć stwórz harmonogram pod zmień harmonogram? zmień harmonogram --extend--&gt; stwórz harmonogram?</text:p>
      <text:p text:style-name="P23">alternatywy zależąc od konkretnej roly pracownika? np. jeżeli pracownik jest sprzątającym to nie można go przypisać do atrakcji czy coś? nie jestem pewna.</text:p>
      <text:p text:style-name="P17"/>
      <text:p text:style-name="P17"><text:span text:style-name="T7">1. Administrator wybiera danych pracowników / Administrator wybiera atrakcje / wybiera daną godzinę</text:span></text:p>
      <text:p text:style-name="P23">2. system pokazuje dotychczasowy harmonogram danych pracowników / system pokazuje kto się zajmuje atrakcją i w jakich godzinach / system pokazuje gdzie pracownicy są przypisani w danej godzinie/czy pracują</text:p>
      <text:p text:style-name="P23">kroki 1. 2. powtarzają się aż wszystkie rzeczy są wybrane?</text:p>
      <text:p text:style-name="P23">?. Administrator klika zatwierdź</text:p>
      <text:p text:style-name="P23">?. System daje komunikat, że harmonogram został pomyślnie zapisany.</text:p>
      <text:p text:style-name="P23">?.a System daje komunikat, że harmonogram nie został pomyślnie zapisany.</text:p>
      <text:p text:style-name="P10"/>
      <text:p text:style-name="P8"/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Nazwa</text:p>
          </table:table-cell>
          <table:table-cell table:style-name="Table4.B1" office:value-type="string">
            <text:p text:style-name="P22">Sprawdź harmonogram</text:p>
          </table:table-cell>
        </table:table-row>
        <table:table-row>
          <table:table-cell table:style-name="Table4.A2" office:value-type="string">
            <text:p text:style-name="P16">Numer</text:p>
          </table:table-cell>
          <table:table-cell table:style-name="Table4.B2" office:value-type="string">
            <text:p text:style-name="P22">5</text:p>
          </table:table-cell>
        </table:table-row>
        <table:table-row>
          <table:table-cell table:style-name="Table4.A2" office:value-type="string">
            <text:p text:style-name="P16">Aktorzy</text:p>
          </table:table-cell>
          <table:table-cell table:style-name="Table4.B2" office:value-type="string">
            <text:p text:style-name="P22">Pracownik</text:p>
          </table:table-cell>
        </table:table-row>
        <table:table-row>
          <table:table-cell table:style-name="Table4.A2" office:value-type="string">
            <text:p text:style-name="P16">Krótki opis</text:p>
          </table:table-cell>
          <table:table-cell table:style-name="Table4.B2" office:value-type="string">
            <text:p text:style-name="P22">Pracownik sprawdza własny harmonogram</text:p>
          </table:table-cell>
        </table:table-row>
        <table:table-row>
          <table:table-cell table:style-name="Table4.A2" office:value-type="string">
            <text:p text:style-name="P16">Warunki wstępne</text:p>
          </table:table-cell>
          <table:table-cell table:style-name="Table4.B2" office:value-type="string">
            <text:p text:style-name="P22">Pracownik jest zalogowany do konta</text:p>
          </table:table-cell>
        </table:table-row>
        <table:table-row table:style-name="Table4.6">
          <table:table-cell table:style-name="Table4.A2" office:value-type="string">
            <text:p text:style-name="P16">Warunki końcowe</text:p>
          </table:table-cell>
          <table:table-cell table:style-name="Table4.B2" office:value-type="string">
            <text:p text:style-name="P22">System wyświetla harmonogram danego pracownika</text:p>
          </table:table-cell>
        </table:table-row>
        <table:table-row>
          <table:table-cell table:style-name="Table4.A2" office:value-type="string">
            <text:p text:style-name="P16">Głowny przepływ zdarzeń</text:p>
          </table:table-cell>
          <table:table-cell table:style-name="Table4.B2" office:value-type="string">
            <text:p text:style-name="P21">1. </text:p>
            <text:p text:style-name="P17"><text:span text:style-name="T6">2</text:span>. </text:p>
            <text:p text:style-name="P17"><text:span text:style-name="T6">3</text:span>. </text:p>
            <text:p text:style-name="P17"><text:span text:style-name="T6">4</text:span>. </text:p>
            <text:p text:style-name="P21"><text:soft-page-break/>5. </text:p>
          </table:table-cell>
        </table:table-row>
        <table:table-row>
          <table:table-cell table:style-name="Table4.A2" office:value-type="string">
            <text:p text:style-name="P16">Alternatywne przepływy danych</text:p>
          </table:table-cell>
          <table:table-cell table:style-name="Table4.B2" office:value-type="string">
            <text:p text:style-name="P21"/>
            <text:p text:style-name="P21"/>
          </table:table-cell>
        </table:table-row>
        <table:table-row>
          <table:table-cell table:style-name="Table4.A2" office:value-type="string">
            <text:p text:style-name="P16">Specjalne wymagania</text:p>
          </table:table-cell>
          <table:table-cell table:style-name="Table4.B2" office:value-type="string">
            <text:p text:style-name="P16">Brak</text:p>
          </table:table-cell>
        </table:table-row>
        <table:table-row>
          <table:table-cell table:style-name="Table4.A2" office:value-type="string">
            <text:p text:style-name="P16">Notatki</text:p>
          </table:table-cell>
          <table:table-cell table:style-name="Table4.B2" office:value-type="string">
            <text:p text:style-name="P16">Brak</text:p>
          </table:table-cell>
        </table:table-row>
      </table:table>
      <text:p text:style-name="P21"/>
      <text:p text:style-name="P23">1. Pracownik sprawdza harmonogram</text:p>
      <text:p text:style-name="P23">notatka: pracownik podaje datę i system pokazuje harmonogram dla tego konkretnego okresu?</text:p>
      <text:p text:style-name="P23">1.a Pracownik nie ma harmonogramu (System wyświetla wiadomość, że pracownik nie ma harmonogramu)</text:p>
      <text:p text:style-name="P23">notatka: 1.a wydaje mi się dziwne</text:p>
      <text:p text:style-name="P23">2. System pokazuje harmonogram</text:p>
      <text:p text:style-name="P23"/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Nazwa</text:p>
          </table:table-cell>
          <table:table-cell table:style-name="Table5.B1" office:value-type="string">
            <text:p text:style-name="P22">Wpuszczenie do atrakcji</text:p>
          </table:table-cell>
        </table:table-row>
        <table:table-row>
          <table:table-cell table:style-name="Table5.A2" office:value-type="string">
            <text:p text:style-name="P16">Numer</text:p>
          </table:table-cell>
          <table:table-cell table:style-name="Table5.B2" office:value-type="string">
            <text:p text:style-name="P22">6</text:p>
          </table:table-cell>
        </table:table-row>
        <table:table-row>
          <table:table-cell table:style-name="Table5.A2" office:value-type="string">
            <text:p text:style-name="P16">Aktorzy</text:p>
          </table:table-cell>
          <table:table-cell table:style-name="Table5.B2" office:value-type="string">
            <text:p text:style-name="P22">Gość, pracownik parku </text:p>
          </table:table-cell>
        </table:table-row>
        <table:table-row>
          <table:table-cell table:style-name="Table5.A2" office:value-type="string">
            <text:p text:style-name="P16">Krótki opis</text:p>
          </table:table-cell>
          <table:table-cell table:style-name="Table5.B2" office:value-type="string">
            <text:p text:style-name="P22">Gość/pracownik parku jest wpuszczony na teren atrakcji</text:p>
          </table:table-cell>
        </table:table-row>
        <table:table-row>
          <table:table-cell table:style-name="Table5.A2" office:value-type="string">
            <text:p text:style-name="P16">Warunki wstępne</text:p>
          </table:table-cell>
          <table:table-cell table:style-name="Table5.B2" office:value-type="string">
            <text:p text:style-name="P22">gość/pracownik parku ma paseczek/konto/id</text:p>
          </table:table-cell>
        </table:table-row>
        <table:table-row table:style-name="Table5.6">
          <table:table-cell table:style-name="Table5.A2" office:value-type="string">
            <text:p text:style-name="P16">Warunki końcowe</text:p>
          </table:table-cell>
          <table:table-cell table:style-name="Table5.B2" office:value-type="string">
            <text:p text:style-name="P22">gość/pracownik parku został wpuszczony na teren atrakcji</text:p>
          </table:table-cell>
        </table:table-row>
        <table:table-row>
          <table:table-cell table:style-name="Table5.A2" office:value-type="string">
            <text:p text:style-name="P16">Głowny przepływ zdarzeń</text:p>
          </table:table-cell>
          <table:table-cell table:style-name="Table5.B2" office:value-type="string">
            <text:p text:style-name="P21">1. </text:p>
            <text:p text:style-name="P17"><text:span text:style-name="T6">2</text:span>. </text:p>
            <text:p text:style-name="P17"><text:span text:style-name="T6">3</text:span>. </text:p>
            <text:p text:style-name="P17"><text:span text:style-name="T6">4</text:span>. </text:p>
            <text:p text:style-name="P21">5. </text:p>
          </table:table-cell>
        </table:table-row>
        <table:table-row>
          <table:table-cell table:style-name="Table5.A2" office:value-type="string">
            <text:p text:style-name="P16">Alternatywne przepływy danych</text:p>
          </table:table-cell>
          <table:table-cell table:style-name="Table5.B2" office:value-type="string">
            <text:p text:style-name="P21"/>
            <text:p text:style-name="P21"/>
          </table:table-cell>
        </table:table-row>
        <table:table-row>
          <table:table-cell table:style-name="Table5.A2" office:value-type="string">
            <text:p text:style-name="P16">Specjalne wymagania</text:p>
          </table:table-cell>
          <table:table-cell table:style-name="Table5.B2" office:value-type="string">
            <text:p text:style-name="P16">Brak</text:p>
          </table:table-cell>
        </table:table-row>
        <table:table-row>
          <table:table-cell table:style-name="Table5.A2" office:value-type="string">
            <text:p text:style-name="P16">Notatki</text:p>
          </table:table-cell>
          <table:table-cell table:style-name="Table5.B2" office:value-type="string">
            <text:p text:style-name="P16">Brak</text:p>
          </table:table-cell>
        </table:table-row>
      </table:table>
      <text:p text:style-name="P21"/>
      <text:p text:style-name="P21">1. <text:span text:style-name="T7">Gość przykłada paseczek do bramki</text:span></text:p>
      <text:p text:style-name="P17"><text:span text:style-name="T6">2</text:span>. <text:span text:style-name="T7">System sprawdza stan konta</text:span></text:p>
      <text:p text:style-name="P23">2.a System sprawdza czy karnet gościa jest ważny (czy potrzebne?)</text:p>
      <text:p text:style-name="P23">2.b System sprawdza czy gość ma pozostałe żetony/wystarczająco żetonów aby wejść na atrakcje</text:p>
      <text:p text:style-name="P23">2.b.i System pokazuje komunikat, że gość nie ma wystarczająco żetonów</text:p>
      <text:p text:style-name="P23">2.b.ii System odejmuje poprawną ilość żetonów z konta gościa</text:p>
      <text:p text:style-name="P23">3. System zapisuje, że atrakcja została użyta przez gościa w danym czasie</text:p>
      <text:p text:style-name="P17"><text:span text:style-name="T7">4</text:span>. <text:span text:style-name="T7">System otwiera bramkę?</text:span></text:p>
      <text:p text:style-name="P23">notatka: prawdopodobnie to powinien być opiekun, ale też się zastanawiam nad tym jeżeli pracownik parku by próbował wejść zamiast gościa. Nie jestem pewna jak to by miało dokładnie działać.</text:p>
      <text:p text:style-name="P23"><text:soft-page-break/>notatka: może to powinno bardziej być ogólnie o tym że gość przerzywa atrakcje? włączyć w to włączenie atrakcji?</text:p>
      <text:p text:style-name="P23">notatka: gdzieś dodać sprawdzenie stanu atrakcji? np. jeżeli jest zepsuta to system nawet nie sprawdza paseczka? tyle że to może być bardziej inna rzecz i powinniśmy coś takiego wspomnieć w przyszłym kroku.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Nazwa</text:p>
          </table:table-cell>
          <table:table-cell table:style-name="Table6.B1" office:value-type="string">
            <text:p text:style-name="P22">Zmień stan atrakcji</text:p>
          </table:table-cell>
        </table:table-row>
        <table:table-row>
          <table:table-cell table:style-name="Table6.A2" office:value-type="string">
            <text:p text:style-name="P16">Numer</text:p>
          </table:table-cell>
          <table:table-cell table:style-name="Table6.B2" office:value-type="string">
            <text:p text:style-name="P22">6</text:p>
          </table:table-cell>
        </table:table-row>
        <table:table-row>
          <table:table-cell table:style-name="Table6.A2" office:value-type="string">
            <text:p text:style-name="P16">Aktorzy</text:p>
          </table:table-cell>
          <table:table-cell table:style-name="Table6.B2" office:value-type="string">
            <text:p text:style-name="P22">Pracownik parku</text:p>
          </table:table-cell>
        </table:table-row>
        <table:table-row>
          <table:table-cell table:style-name="Table6.A2" office:value-type="string">
            <text:p text:style-name="P16">Krótki opis</text:p>
          </table:table-cell>
          <table:table-cell table:style-name="Table6.B2" office:value-type="string">
            <text:p text:style-name="P22">Pracownik parku zmienia stan atrakcji</text:p>
          </table:table-cell>
        </table:table-row>
        <table:table-row>
          <table:table-cell table:style-name="Table6.A2" office:value-type="string">
            <text:p text:style-name="P16">Warunki wstępne</text:p>
          </table:table-cell>
          <table:table-cell table:style-name="Table6.B2" office:value-type="string">
            <text:p text:style-name="P22">Pracownik jest zalogowany do konta</text:p>
          </table:table-cell>
        </table:table-row>
        <table:table-row table:style-name="Table6.6">
          <table:table-cell table:style-name="Table6.A2" office:value-type="string">
            <text:p text:style-name="P16">Warunki końcowe</text:p>
          </table:table-cell>
          <table:table-cell table:style-name="Table6.B2" office:value-type="string">
            <text:p text:style-name="P22">Nowy stan atrakcji zostaje zapisany</text:p>
          </table:table-cell>
        </table:table-row>
        <table:table-row>
          <table:table-cell table:style-name="Table6.A2" office:value-type="string">
            <text:p text:style-name="P16">Głowny przepływ zdarzeń</text:p>
          </table:table-cell>
          <table:table-cell table:style-name="Table6.B2" office:value-type="string">
            <text:p text:style-name="P21">1. </text:p>
            <text:p text:style-name="P17"><text:span text:style-name="T6">2</text:span>. </text:p>
            <text:p text:style-name="P17"><text:span text:style-name="T6">3</text:span>. </text:p>
            <text:p text:style-name="P17"><text:span text:style-name="T6">4</text:span>. </text:p>
            <text:p text:style-name="P21">5. </text:p>
          </table:table-cell>
        </table:table-row>
        <table:table-row>
          <table:table-cell table:style-name="Table6.A2" office:value-type="string">
            <text:p text:style-name="P16">Alternatywne przepływy danych</text:p>
          </table:table-cell>
          <table:table-cell table:style-name="Table6.B2" office:value-type="string">
            <text:p text:style-name="P21"/>
            <text:p text:style-name="P21"/>
          </table:table-cell>
        </table:table-row>
        <table:table-row>
          <table:table-cell table:style-name="Table6.A2" office:value-type="string">
            <text:p text:style-name="P16">Specjalne wymagania</text:p>
          </table:table-cell>
          <table:table-cell table:style-name="Table6.B2" office:value-type="string">
            <text:p text:style-name="P16">Brak</text:p>
          </table:table-cell>
        </table:table-row>
        <table:table-row>
          <table:table-cell table:style-name="Table6.A2" office:value-type="string">
            <text:p text:style-name="P16">Notatki</text:p>
          </table:table-cell>
          <table:table-cell table:style-name="Table6.B2" office:value-type="string">
            <text:p text:style-name="P16">Brak</text:p>
          </table:table-cell>
        </table:table-row>
      </table:table>
      <text:p text:style-name="P8"/>
      <text:p text:style-name="P21">1. <text:span text:style-name="T7">System pokazuje informacje o atrakcji</text:span></text:p>
      <text:p text:style-name="P23">notatka: w zależności od uprawnien pracownika parku systemu pokazuje więcej lub mniej informacji?</text:p>
      <text:p text:style-name="P17"><text:span text:style-name="T6">2</text:span>. <text:span text:style-name="T7">Pracownik wybiera nowy stan atrakcji</text:span></text:p>
      <text:p text:style-name="P17"><text:span text:style-name="T6">3</text:span>. <text:span text:style-name="T7">System [pyta się o weryfikacje decyzji]</text:span></text:p>
      <text:p text:style-name="P23">notatka: zależąc od uprawnień osoba może ustawić stan atrakcji tylko na konkretne rzeczy? np. tylko naprawiający może ustawić stan atrakcji spowrotem na "czynna" czy coś. dwa różne statusy? czynna/kiedy otwarta?</text:p>
      <text:p text:style-name="P17"><text:span text:style-name="T6">4</text:span>. <text:span text:style-name="T7">Pracownik potwierdza decyzję</text:span></text:p>
      <text:p text:style-name="P21">5. <text:span text:style-name="T7">System zapisuję zmianę</text:span></text:p>
      <text:p text:style-name="P23">6. System przekazuje informacje o pomyślnej zmianie stanu atrakcj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9T15:19:42.900000000</meta:creation-date>
    <dc:date>2026-03-29T17:58:35.972000000</dc:date>
    <meta:editing-duration>PT2H34M11S</meta:editing-duration>
    <meta:editing-cycles>2</meta:editing-cycles>
    <meta:generator>LibreOffice/7.6.7.2$Windows_X86_64 LibreOffice_project/dd47e4b30cb7dab30588d6c79c651f218165e3c5</meta:generator>
    <meta:document-statistic meta:table-count="7" meta:image-count="0" meta:object-count="0" meta:page-count="5" meta:paragraph-count="204" meta:word-count="854" meta:character-count="5860" meta:non-whitespace-character-count="5188"/>
  </office:meta>
</office:document-meta>
</file>